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f41f"/>
    </style:style>
    <style:style style:name="P2" style:family="paragraph" style:parent-style-name="Standard" style:list-style-name="L1">
      <style:text-properties officeooo:rsid="0020885e" officeooo:paragraph-rsid="0020885e"/>
    </style:style>
    <style:style style:name="P3" style:family="paragraph" style:parent-style-name="Standard" style:list-style-name="L1">
      <style:text-properties officeooo:rsid="002262ff" officeooo:paragraph-rsid="002262ff"/>
    </style:style>
    <style:style style:name="P4" style:family="paragraph" style:parent-style-name="Standard" style:list-style-name="L1">
      <style:text-properties officeooo:rsid="0023c9c7" officeooo:paragraph-rsid="0023c9c7"/>
    </style:style>
    <style:style style:name="P5" style:family="paragraph" style:parent-style-name="Standard" style:list-style-name="L1">
      <style:text-properties officeooo:rsid="00288966" officeooo:paragraph-rsid="00288966"/>
    </style:style>
    <style:style style:name="P6" style:family="paragraph" style:parent-style-name="Standard" style:list-style-name="L1">
      <style:text-properties officeooo:rsid="002914bf" officeooo:paragraph-rsid="002914bf"/>
    </style:style>
    <style:style style:name="P7" style:family="paragraph" style:parent-style-name="Standard" style:list-style-name="L1">
      <style:text-properties style:text-line-through-style="solid" style:text-line-through-type="single" officeooo:rsid="0020885e" officeooo:paragraph-rsid="0020885e"/>
    </style:style>
    <style:style style:name="P8" style:family="paragraph" style:parent-style-name="Standard" style:list-style-name="L1">
      <style:text-properties style:text-line-through-style="solid" style:text-line-through-type="single" officeooo:rsid="0023c9c7" officeooo:paragraph-rsid="0023c9c7"/>
    </style:style>
    <style:style style:name="T1" style:family="text">
      <style:text-properties officeooo:rsid="00274a90"/>
    </style:style>
    <style:style style:name="T2" style:family="text">
      <style:text-properties officeooo:rsid="002981e4"/>
    </style:style>
    <style:style style:name="T3" style:family="text">
      <style:text-properties style:text-line-through-style="solid" style:text-line-through-type="single" officeooo:rsid="002262ff"/>
    </style:style>
    <style:style style:name="T4" style:family="text">
      <style:text-properties style:text-line-through-style="solid" style:text-line-through-type="single" fo:font-style="normal" style:text-underline-style="none" officeooo:rsid="002c2288" style:font-style-asian="normal" style:font-style-complex="normal"/>
    </style:style>
    <style:style style:name="T5" style:family="text">
      <style:text-properties fo:font-style="normal" style:text-underline-style="none" officeooo:rsid="002c228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65448610" text:style-name="L1">
        <text:list-item>
          <text:p text:style-name="P1">Supprimer objet catalogue <text:span text:style-name="T3">et page catalogues</text:span></text:p>
        </text:list-item>
        <text:list-item>
          <text:p text:style-name="P7">écrire en plus gros <text:span text:style-name="T5">ok navbar</text:span></text:p>
        </text:list-item>
        <text:list-item>
          <text:p text:style-name="P2">mettre le logo derrière le titre</text:p>
        </text:list-item>
        <text:list-item>
          <text:p text:style-name="P7">footer partout sur le site</text:p>
        </text:list-item>
        <text:list-item>
          <text:p text:style-name="P2">carrousel + boutons réseaux sociaux</text:p>
        </text:list-item>
        <text:list-item>
          <text:p text:style-name="P2">cookies pour tracer l’activité de l’utilisateur ?</text:p>
        </text:list-item>
        <text:list-item>
          <text:p text:style-name="P3">Inverser ordre chronologique page séances</text:p>
        </text:list-item>
        <text:list-item>
          <text:p text:style-name="P4">Cerise revoit le doc de contenu texte et images et me l’envoie</text:p>
        </text:list-item>
        <text:list-item>
          <text:p text:style-name="P4">qu’ils retrouvent les mdp de scott</text:p>
        </text:list-item>
        <text:list-item>
          <text:p text:style-name="P8">changer police page accueil, éléments petits comme dans la barre de nav</text:p>
        </text:list-item>
        <text:list-item>
          <text:p text:style-name="P4">faire défiler les séances sur la page d’accueil (petites flèches vers la droite)</text:p>
        </text:list-item>
        <text:list-item>
          <text:p text:style-name="P4">un car<text:span text:style-name="T1">r</text:span>ousel différent sur la page séance avec les images de films qui passent, puis sur page d’ateliers, etc.</text:p>
        </text:list-item>
        <text:list-item>
          <text:p text:style-name="P5">musique sur le site ? À faire en dernier</text:p>
        </text:list-item>
        <text:list-item>
          <text:p text:style-name="P6">inscription à la newsletter + formulaire</text:p>
        </text:list-item>
        <text:list-item>
          <text:p text:style-name="P6">encart facebook <text:span text:style-name="T2">sur la droi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0:14:45.889070286</meta:creation-date>
    <dc:date>2021-04-20T21:44:49.957218613</dc:date>
    <meta:editing-duration>PT15H58M4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37" meta:character-count="737" meta:non-whitespace-character-count="630"/>
  </office:meta>
</office:document-meta>
</file>